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loext:graphic-properties draw:fill="none"/>
      <style:paragraph-properties fo:margin-left="0cm" fo:margin-right="0cm" fo:text-align="center" style:justify-single-word="false" fo:text-indent="1.499cm" style:auto-text-indent="false" style:page-number="auto" fo:background-color="transparent"/>
    </style:style>
    <style:style style:name="P2" style:family="paragraph" style:parent-style-name="Standard">
      <loext:graphic-properties draw:fill="none"/>
      <style:paragraph-properties fo:margin-left="0cm" fo:margin-right="0cm" fo:text-align="start" style:justify-single-word="false" fo:text-indent="1.499cm" style:auto-text-indent="false" fo:background-color="transparent"/>
    </style:style>
    <style:style style:name="P3" style:family="paragraph" style:parent-style-name="Standard">
      <loext:graphic-properties draw:fill="none"/>
      <style:paragraph-properties fo:margin-left="0cm" fo:margin-right="0cm" fo:text-align="start" style:justify-single-word="false" fo:text-indent="1.499cm" style:auto-text-indent="false" fo:background-color="transparent"/>
      <style:text-properties officeooo:rsid="001d6bd5" officeooo:paragraph-rsid="001d6bd5"/>
    </style:style>
    <style:style style:name="P4" style:family="paragraph" style:parent-style-name="Standard">
      <loext:graphic-properties draw:fill="none"/>
      <style:paragraph-properties fo:margin-left="0cm" fo:margin-right="0cm" fo:text-indent="1.499cm" style:auto-text-indent="false" fo:background-color="transparent"/>
    </style:style>
    <style:style style:name="P5" style:family="paragraph" style:parent-style-name="Standard">
      <loext:graphic-properties draw:fill="none"/>
      <style:paragraph-properties fo:margin-left="0cm" fo:margin-right="0cm" fo:text-indent="1.499cm" style:auto-text-indent="false" fo:background-color="transparent"/>
      <style:text-properties officeooo:paragraph-rsid="001f6b73"/>
    </style:style>
    <style:style style:name="P6" style:family="paragraph" style:parent-style-name="Standard">
      <loext:graphic-properties draw:fill="none"/>
      <style:paragraph-properties fo:margin-left="0cm" fo:margin-right="0cm" fo:text-indent="1.499cm" style:auto-text-indent="false" fo:background-color="transparent"/>
      <style:text-properties officeooo:paragraph-rsid="00211427"/>
    </style:style>
    <style:style style:name="P7" style:family="paragraph" style:parent-style-name="Standard">
      <loext:graphic-properties draw:fill="none"/>
      <style:paragraph-properties fo:margin-left="0cm" fo:margin-right="0cm" fo:text-indent="1.499cm" style:auto-text-indent="false" fo:background-color="transparent"/>
      <style:text-properties officeooo:rsid="00211427" officeooo:paragraph-rsid="00211427"/>
    </style:style>
    <style:style style:name="P8" style:family="paragraph" style:parent-style-name="Standard">
      <loext:graphic-properties draw:fill="none"/>
      <style:paragraph-properties fo:margin-left="0cm" fo:margin-right="0cm" fo:text-indent="1.499cm" style:auto-text-indent="false" fo:background-color="transparent"/>
      <style:text-properties officeooo:rsid="0028c9fe" officeooo:paragraph-rsid="002aea89"/>
    </style:style>
    <style:style style:name="P9" style:family="paragraph" style:parent-style-name="Standard">
      <loext:graphic-properties draw:fill="none"/>
      <style:paragraph-properties fo:margin-left="0cm" fo:margin-right="0cm" fo:text-indent="1.499cm" style:auto-text-indent="false" fo:background-color="transparent"/>
      <style:text-properties officeooo:rsid="0028c9fe" officeooo:paragraph-rsid="0033cf50"/>
    </style:style>
    <style:style style:name="P10" style:family="paragraph" style:parent-style-name="Standard">
      <loext:graphic-properties draw:fill="none"/>
      <style:paragraph-properties fo:margin-left="0cm" fo:margin-right="0cm" fo:text-indent="1.499cm" style:auto-text-indent="false" fo:background-color="transparent"/>
      <style:text-properties officeooo:rsid="00352ed4" officeooo:paragraph-rsid="00352ed4"/>
    </style:style>
    <style:style style:name="P11" style:family="paragraph" style:parent-style-name="Standard">
      <loext:graphic-properties draw:fill="none"/>
      <style:paragraph-properties fo:margin-left="0cm" fo:margin-right="0cm" fo:text-indent="1.499cm" style:auto-text-indent="false" fo:background-color="transparent"/>
      <style:text-properties officeooo:rsid="00352ed4" officeooo:paragraph-rsid="00386380"/>
    </style:style>
    <style:style style:name="P12" style:family="paragraph" style:parent-style-name="Standard">
      <loext:graphic-properties draw:fill="none"/>
      <style:paragraph-properties fo:margin-left="0cm" fo:margin-right="0cm" fo:text-indent="1.499cm" style:auto-text-indent="false" fo:background-color="transparent"/>
      <style:text-properties officeooo:rsid="00386380" officeooo:paragraph-rsid="00386380"/>
    </style:style>
    <style:style style:name="P13" style:family="paragraph" style:parent-style-name="Standard">
      <loext:graphic-properties draw:fill="none"/>
      <style:paragraph-properties fo:margin-left="0cm" fo:margin-right="0cm" fo:text-indent="1.499cm" style:auto-text-indent="false" fo:background-color="transparent"/>
      <style:text-properties officeooo:rsid="00386380" officeooo:paragraph-rsid="003b3e57"/>
    </style:style>
    <style:style style:name="P14" style:family="paragraph" style:parent-style-name="Standard">
      <loext:graphic-properties draw:fill="none"/>
      <style:paragraph-properties fo:margin-left="0cm" fo:margin-right="0cm" fo:text-indent="1.499cm" style:auto-text-indent="false" fo:background-color="transparent"/>
      <style:text-properties officeooo:rsid="003b9471" officeooo:paragraph-rsid="003b9471"/>
    </style:style>
    <style:style style:name="P15" style:family="paragraph" style:parent-style-name="Standard" style:master-page-name="">
      <loext:graphic-properties draw:fill="none"/>
      <style:paragraph-properties fo:margin-left="0cm" fo:margin-right="0cm" fo:text-indent="1.499cm" style:auto-text-indent="false" style:page-number="auto" fo:background-color="transparent"/>
    </style:style>
    <style:style style:name="T1" style:family="text">
      <style:text-properties officeooo:rsid="001d6bd5"/>
    </style:style>
    <style:style style:name="T2" style:family="text">
      <style:text-properties officeooo:rsid="001f6b73"/>
    </style:style>
    <style:style style:name="T3" style:family="text">
      <style:text-properties officeooo:rsid="00211427"/>
    </style:style>
    <style:style style:name="T4" style:family="text">
      <style:text-properties officeooo:rsid="00212d50"/>
    </style:style>
    <style:style style:name="T5" style:family="text">
      <style:text-properties officeooo:rsid="002a277f"/>
    </style:style>
    <style:style style:name="T6" style:family="text">
      <style:text-properties officeooo:rsid="002aea89"/>
    </style:style>
    <style:style style:name="T7" style:family="text">
      <style:text-properties officeooo:rsid="0033cf50"/>
    </style:style>
    <style:style style:name="T8" style:family="text">
      <style:text-properties officeooo:rsid="00386380"/>
    </style:style>
    <style:style style:name="T9" style:family="text">
      <style:text-properties officeooo:rsid="003b3e57"/>
    </style:style>
    <style:style style:name="T10" style:family="text">
      <style:text-properties officeooo:rsid="003e544c"/>
    </style:style>
    <style:style style:name="T11" style:family="text">
      <style:text-properties officeooo:rsid="003e9098"/>
    </style:style>
    <style:style style:name="T12" style:family="text">
      <style:text-properties officeooo:rsid="00432e0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apítulo 1</text:span><text:tab/></text:p>
      <text:p text:style-name="P2"/>
      <text:p text:style-name="P3">As vezes, a alma grita com uma ânsia de uma forma de se expressar. Nunca de verdade saciei esses delírios, mas, de certa forma, consegui manter minha sanidade, sem trilar o caminho que os tolos perseguem, o de acreditar na arte.</text:p>
      <text:p text:style-name="P15">— <text:span text:style-name="T1">Então, senhor escritor, qual é o livro q você escreveu? Mesmo esse sendo nosso segundo encontro você ainda não me contou qual é. Eu pesquisei na internet mas… Uma voz feminina ecoava na minha mente no meio de um grande salão, onde as pessoas falavam muito alto e se vestiam muito bem.</text:span></text:p>
      <text:p text:style-name="P5">— <text:span text:style-name="T2">Eu uso um pseudônimo. Sou meio tímido, por assim dizer. Eu respondi a mulher.</text:span></text:p>
      <text:p text:style-name="P5"><text:span text:style-name="T2">Era uma festa. Apesar de eu não costumar frequentar esse tipo de ambiente, uma vez por ano eu participo dessa confraternização do lugar onde eu sou empregado. É algo como encarar o abismo, e ele me encarar de volta. Eu olho para eles, eles para mim e nenhuma das pessoas envolvidas conseguem reconhecer a face um do outro.</text:span></text:p>
      <text:p text:style-name="P6"><text:span text:style-name="T3">— Ok! Mas é meio estranho, aqui é o único lugar que eu te vejo, na editora você nem dá as caras. Para te falar a verdade, eu acho que nem escritor você é. A mulher continuava a falar comigo.</text:span></text:p>
      <text:p text:style-name="P7">Todo ano era a mesma coisa. Um salão grande onde a luz amarela brilhava mais que tudo, iluminando os ternos, os vestidos e o buffet <text:span text:style-name="T4">que se espalhava por toda a festa. Uma coisa eu não posso esconder. A comida daquele lugar era realmente boa e era a única coisa que não me deixava entediado.</text:span></text:p>
      <text:p text:style-name="P8">A confraternização daquele ano era diferente. Esse era o segundo ano em que eu trombava Sara. Provavelmente ela era alguma <text:span text:style-name="T5">contratação nova da editora na qual trabalho. O estranho é que ela despertou um interesse na minha pessoa.</text:span></text:p>
      <text:p text:style-name="P8">— <text:span text:style-name="T6">Olha garota. Eu realmente não poderia me importar menos com o que você acha sobre mim.</text:span></text:p>
      <text:p text:style-name="P8">— <text:span text:style-name="T6">Então? Não vai me contar qual o seu pseudônimo?</text:span></text:p>
      <text:p text:style-name="P8"><text:span text:style-name="T6">Sara, esse foi nosso segundo. Minha primeira impressão sobre ela. Muito bonita, loira e tinha olhos verdes. Não tinha o corpo mais escultural que eu já vi, mas isso era um charme a mais. Resumindo, Ela era meu tipo.</text:span></text:p>
      <text:p text:style-name="P9">— <text:span text:style-name="T7">Por que esse interesse? Por acaso está a fim de mim? Não curto a parte chata do flerte, se quiser podemos ir para parte legal.</text:span></text:p>
      <text:p text:style-name="P10">Eu nunca fui a pessoa mais delicada do mundo confesso</text:p>
      <text:p text:style-name="P11">— <text:span text:style-name="T8">Argh! Haha. Você é engraçado, se continuar com essa tática me parece que no amor você nunca vai ter uma chance.</text:span></text:p>
      <text:p text:style-name="P12">Enquanto ela ria ela parecia ainda mais bonita. Difícil de um homem não ter <text:span text:style-name="T11">um </text:span>delírio por um instante <text:span text:style-name="T10">ao ver uma mulher bonita rindo</text:span>.</text:p>
      <text:p text:style-name="P12">— <text:span text:style-name="T9">Lúpus. Eu disse para ela.</text:span></text:p>
      <text:p text:style-name="P13">— <text:span text:style-name="T9">Como? O sorriso que ela matinha se quebrou por um momento.</text:span></text:p>
      <text:p text:style-name="P13">— <text:span text:style-name="T9">Lúpus. Meu pseudônimo.</text:span></text:p>
      <text:p text:style-name="P14">Ela ficou quieta por um momento. Eu continuava me servindo com champagne <text:span text:style-name="T12">enquanto</text:span> segurava na mão algo que parecia uma torta de frango.</text:p>
      <text:p text:style-name="P14">— </text:p>
      <text:p text:style-name="P4"/>
      <text:p text:style-name="Standard"/>
      <text:p text:style-name="Standard"><text:tab/><text:tab/><text:tab/><text:tab/><text:tab/></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7T00:47:36.218000000</meta:creation-date>
    <meta:editing-duration>PT37M45S</meta:editing-duration>
    <meta:editing-cycles>30</meta:editing-cycles>
    <meta:generator>LibreOffice/6.0.4.2$Windows_X86_64 LibreOffice_project/9b0d9b32d5dcda91d2f1a96dc04c645c450872bf</meta:generator>
    <dc:date>2018-06-17T01:25:30.795000000</dc:date>
    <meta:document-statistic meta:table-count="0" meta:image-count="0" meta:object-count="0" meta:page-count="1" meta:paragraph-count="21" meta:word-count="486" meta:character-count="2668" meta:non-whitespace-character-count="2184"/>
  </office:meta>
</office:document-meta>
</file>